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vos Valores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15.997cm" svg:height="9.005cm" svg:x="5.093cm" svg:y="0cm">
            <draw:object draw:notify-on-update-of-ranges="Sheet1.A1:Sheet1.A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5.011cm" svg:y="9.137cm">
            <draw:object draw:notify-on-update-of-ranges="Sheet1.B1:Sheet1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387cm" svg:y="0.1cm">
            <draw:object draw:notify-on-update-of-ranges="Sheet1.K1:Sheet1.K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27.616cm" svg:y="9.35cm">
            <draw:object draw:notify-on-update-of-ranges="Sheet1.L1:Sheet1.L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4.517cm" svg:y="23.933cm">
            <draw:object draw:notify-on-update-of-ranges="Sheet1.A54:Sheet1.A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4.517cm" svg:y="33.414cm">
            <draw:object draw:notify-on-update-of-ranges="Sheet1.B54:Sheet1.B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5cm" svg:x="27.094cm" svg:y="23.933cm">
            <draw:object draw:notify-on-update-of-ranges="Sheet1.K54:Sheet1.K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7.094cm" svg:y="33.415cm">
            <draw:object draw:notify-on-update-of-ranges="Sheet1.L54:Sheet1.L10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4.517cm" svg:y="47.413cm">
            <draw:object draw:notify-on-update-of-ranges="Sheet1.A106:Sheet1.A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4.517cm" svg:y="56.896cm">
            <draw:object draw:notify-on-update-of-ranges="Sheet1.B106:Sheet1.B15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38519" calcext:value-type="float">
            <text:p>38519</text:p>
          </table:table-cell>
          <table:table-cell office:value-type="float" office:value="33632" calcext:value-type="float">
            <text:p>33632</text:p>
          </table:table-cell>
          <table:table-cell table:number-columns-repeated="8"/>
          <table:table-cell office:value-type="float" office:value="38519" calcext:value-type="float">
            <text:p>38519</text:p>
          </table:table-cell>
          <table:table-cell office:value-type="float" office:value="33632" calcext:value-type="float">
            <text:p>33632</text:p>
          </table:table-cell>
          <table:table-cell table:number-columns-repeated="7"/>
        </table:table-row>
        <table:table-row table:style-name="ro1">
          <table:table-cell office:value-type="float" office:value="50432" calcext:value-type="float">
            <text:p>50432</text:p>
          </table:table-cell>
          <table:table-cell office:value-type="float" office:value="34153" calcext:value-type="float">
            <text:p>34153</text:p>
          </table:table-cell>
          <table:table-cell table:number-columns-repeated="8"/>
          <table:table-cell office:value-type="float" office:value="50432" calcext:value-type="float">
            <text:p>50432</text:p>
          </table:table-cell>
          <table:table-cell office:value-type="float" office:value="34153" calcext:value-type="float">
            <text:p>34153</text:p>
          </table:table-cell>
          <table:table-cell table:number-columns-repeated="7"/>
        </table:table-row>
        <table:table-row table:style-name="ro1">
          <table:table-cell office:value-type="float" office:value="57806" calcext:value-type="float">
            <text:p>57806</text:p>
          </table:table-cell>
          <table:table-cell office:value-type="float" office:value="33863" calcext:value-type="float">
            <text:p>33863</text:p>
          </table:table-cell>
          <table:table-cell table:number-columns-repeated="8"/>
          <table:table-cell office:value-type="float" office:value="57806" calcext:value-type="float">
            <text:p>57806</text:p>
          </table:table-cell>
          <table:table-cell office:value-type="float" office:value="33863" calcext:value-type="float">
            <text:p>33863</text:p>
          </table:table-cell>
          <table:table-cell table:number-columns-repeated="7"/>
        </table:table-row>
        <table:table-row table:style-name="ro1">
          <table:table-cell office:value-type="float" office:value="60430" calcext:value-type="float">
            <text:p>60430</text:p>
          </table:table-cell>
          <table:table-cell office:value-type="float" office:value="34024" calcext:value-type="float">
            <text:p>34024</text:p>
          </table:table-cell>
          <table:table-cell table:number-columns-repeated="8"/>
          <table:table-cell office:value-type="float" office:value="60430" calcext:value-type="float">
            <text:p>60430</text:p>
          </table:table-cell>
          <table:table-cell office:value-type="float" office:value="34024" calcext:value-type="float">
            <text:p>34024</text:p>
          </table:table-cell>
          <table:table-cell table:number-columns-repeated="7"/>
        </table:table-row>
        <table:table-row table:style-name="ro1">
          <table:table-cell office:value-type="float" office:value="60108" calcext:value-type="float">
            <text:p>60108</text:p>
          </table:table-cell>
          <table:table-cell office:value-type="float" office:value="34046" calcext:value-type="float">
            <text:p>34046</text:p>
          </table:table-cell>
          <table:table-cell table:number-columns-repeated="8"/>
          <table:table-cell office:value-type="float" office:value="60108" calcext:value-type="float">
            <text:p>60108</text:p>
          </table:table-cell>
          <table:table-cell office:value-type="float" office:value="34046" calcext:value-type="float">
            <text:p>34046</text:p>
          </table:table-cell>
          <table:table-cell table:number-columns-repeated="7"/>
        </table:table-row>
        <table:table-row table:style-name="ro1">
          <table:table-cell office:value-type="float" office:value="53294" calcext:value-type="float">
            <text:p>53294</text:p>
          </table:table-cell>
          <table:table-cell office:value-type="float" office:value="34317" calcext:value-type="float">
            <text:p>34317</text:p>
          </table:table-cell>
          <table:table-cell table:number-columns-repeated="8"/>
          <table:table-cell office:value-type="float" office:value="53294" calcext:value-type="float">
            <text:p>53294</text:p>
          </table:table-cell>
          <table:table-cell office:value-type="float" office:value="34317" calcext:value-type="float">
            <text:p>34317</text:p>
          </table:table-cell>
          <table:table-cell table:number-columns-repeated="7"/>
        </table:table-row>
        <table:table-row table:style-name="ro1">
          <table:table-cell office:value-type="float" office:value="43934" calcext:value-type="float">
            <text:p>43934</text:p>
          </table:table-cell>
          <table:table-cell office:value-type="float" office:value="33709" calcext:value-type="float">
            <text:p>33709</text:p>
          </table:table-cell>
          <table:table-cell table:number-columns-repeated="8"/>
          <table:table-cell office:value-type="float" office:value="43934" calcext:value-type="float">
            <text:p>43934</text:p>
          </table:table-cell>
          <table:table-cell office:value-type="float" office:value="33709" calcext:value-type="float">
            <text:p>33709</text:p>
          </table:table-cell>
          <table:table-cell table:number-columns-repeated="7"/>
        </table:table-row>
        <table:table-row table:style-name="ro1">
          <table:table-cell office:value-type="float" office:value="30939" calcext:value-type="float">
            <text:p>30939</text:p>
          </table:table-cell>
          <table:table-cell office:value-type="float" office:value="33059" calcext:value-type="float">
            <text:p>33059</text:p>
          </table:table-cell>
          <table:table-cell table:number-columns-repeated="8"/>
          <table:table-cell office:value-type="float" office:value="30939" calcext:value-type="float">
            <text:p>30939</text:p>
          </table:table-cell>
          <table:table-cell office:value-type="float" office:value="33059" calcext:value-type="float">
            <text:p>33059</text:p>
          </table:table-cell>
          <table:table-cell table:number-columns-repeated="7"/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float" office:value="33026" calcext:value-type="float">
            <text:p>33026</text:p>
          </table:table-cell>
          <table:table-cell table:number-columns-repeated="8"/>
          <table:table-cell office:value-type="float" office:value="17812" calcext:value-type="float">
            <text:p>17812</text:p>
          </table:table-cell>
          <table:table-cell office:value-type="float" office:value="33026" calcext:value-type="float">
            <text:p>33026</text:p>
          </table:table-cell>
          <table:table-cell table:number-columns-repeated="7"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33036" calcext:value-type="float">
            <text:p>33036</text:p>
          </table:table-cell>
          <table:table-cell table:number-columns-repeated="8"/>
          <table:table-cell office:value-type="float" office:value="8562" calcext:value-type="float">
            <text:p>8562</text:p>
          </table:table-cell>
          <table:table-cell office:value-type="float" office:value="33036" calcext:value-type="float">
            <text:p>33036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812" calcext:value-type="float">
            <text:p>32812</text:p>
          </table:table-cell>
          <table:table-cell table:number-columns-repeated="8"/>
          <table:table-cell office:value-type="float" office:value="2270" calcext:value-type="float">
            <text:p>2270</text:p>
          </table:table-cell>
          <table:table-cell office:value-type="float" office:value="32812" calcext:value-type="float">
            <text:p>32812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2737" calcext:value-type="float">
            <text:p>32737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32737" calcext:value-type="float">
            <text:p>32737</text:p>
          </table:table-cell>
          <table:table-cell table:number-columns-repeated="7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2711" calcext:value-type="float">
            <text:p>32711</text:p>
          </table:table-cell>
          <table:table-cell table:number-columns-repeated="8"/>
          <table:table-cell office:value-type="float" office:value="2317" calcext:value-type="float">
            <text:p>2317</text:p>
          </table:table-cell>
          <table:table-cell office:value-type="float" office:value="32711" calcext:value-type="float">
            <text:p>32711</text:p>
          </table:table-cell>
          <table:table-cell table:number-columns-repeated="7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32936" calcext:value-type="float">
            <text:p>32936</text:p>
          </table:table-cell>
          <table:table-cell table:number-columns-repeated="8"/>
          <table:table-cell office:value-type="float" office:value="8468" calcext:value-type="float">
            <text:p>8468</text:p>
          </table:table-cell>
          <table:table-cell office:value-type="float" office:value="32936" calcext:value-type="float">
            <text:p>32936</text:p>
          </table:table-cell>
          <table:table-cell table:number-columns-repeated="7"/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float" office:value="33090" calcext:value-type="float">
            <text:p>33090</text:p>
          </table:table-cell>
          <table:table-cell table:number-columns-repeated="8"/>
          <table:table-cell office:value-type="float" office:value="17805" calcext:value-type="float">
            <text:p>17805</text:p>
          </table:table-cell>
          <table:table-cell office:value-type="float" office:value="33090" calcext:value-type="float">
            <text:p>33090</text:p>
          </table:table-cell>
          <table:table-cell table:number-columns-repeated="7"/>
        </table:table-row>
        <table:table-row table:style-name="ro1">
          <table:table-cell office:value-type="float" office:value="30739" calcext:value-type="float">
            <text:p>30739</text:p>
          </table:table-cell>
          <table:table-cell office:value-type="float" office:value="33756" calcext:value-type="float">
            <text:p>33756</text:p>
          </table:table-cell>
          <table:table-cell table:number-columns-repeated="8"/>
          <table:table-cell office:value-type="float" office:value="30739" calcext:value-type="float">
            <text:p>30739</text:p>
          </table:table-cell>
          <table:table-cell office:value-type="float" office:value="33756" calcext:value-type="float">
            <text:p>33756</text:p>
          </table:table-cell>
          <table:table-cell table:number-columns-repeated="7"/>
        </table:table-row>
        <table:table-row table:style-name="ro1">
          <table:table-cell office:value-type="float" office:value="43966" calcext:value-type="float">
            <text:p>43966</text:p>
          </table:table-cell>
          <table:table-cell office:value-type="float" office:value="33735" calcext:value-type="float">
            <text:p>33735</text:p>
          </table:table-cell>
          <table:table-cell table:number-columns-repeated="8"/>
          <table:table-cell office:value-type="float" office:value="43966" calcext:value-type="float">
            <text:p>43966</text:p>
          </table:table-cell>
          <table:table-cell office:value-type="float" office:value="33735" calcext:value-type="float">
            <text:p>33735</text:p>
          </table:table-cell>
          <table:table-cell table:number-columns-repeated="7"/>
        </table:table-row>
        <table:table-row table:style-name="ro1">
          <table:table-cell office:value-type="float" office:value="53348" calcext:value-type="float">
            <text:p>53348</text:p>
          </table:table-cell>
          <table:table-cell office:value-type="float" office:value="33760" calcext:value-type="float">
            <text:p>33760</text:p>
          </table:table-cell>
          <table:table-cell table:number-columns-repeated="8"/>
          <table:table-cell office:value-type="float" office:value="53348" calcext:value-type="float">
            <text:p>53348</text:p>
          </table:table-cell>
          <table:table-cell office:value-type="float" office:value="33760" calcext:value-type="float">
            <text:p>33760</text:p>
          </table:table-cell>
          <table:table-cell table:number-columns-repeated="7"/>
        </table:table-row>
        <table:table-row table:style-name="ro1">
          <table:table-cell office:value-type="float" office:value="60081" calcext:value-type="float">
            <text:p>60081</text:p>
          </table:table-cell>
          <table:table-cell office:value-type="float" office:value="34053" calcext:value-type="float">
            <text:p>34053</text:p>
          </table:table-cell>
          <table:table-cell table:number-columns-repeated="8"/>
          <table:table-cell office:value-type="float" office:value="60081" calcext:value-type="float">
            <text:p>60081</text:p>
          </table:table-cell>
          <table:table-cell office:value-type="float" office:value="34053" calcext:value-type="float">
            <text:p>34053</text:p>
          </table:table-cell>
          <table:table-cell table:number-columns-repeated="7"/>
        </table:table-row>
        <table:table-row table:style-name="ro1">
          <table:table-cell office:value-type="float" office:value="60471" calcext:value-type="float">
            <text:p>60471</text:p>
          </table:table-cell>
          <table:table-cell office:value-type="float" office:value="34006" calcext:value-type="float">
            <text:p>34006</text:p>
          </table:table-cell>
          <table:table-cell table:number-columns-repeated="8"/>
          <table:table-cell office:value-type="float" office:value="60471" calcext:value-type="float">
            <text:p>60471</text:p>
          </table:table-cell>
          <table:table-cell office:value-type="float" office:value="34006" calcext:value-type="float">
            <text:p>34006</text:p>
          </table:table-cell>
          <table:table-cell table:number-columns-repeated="7"/>
        </table:table-row>
        <table:table-row table:style-name="ro1">
          <table:table-cell office:value-type="float" office:value="57743" calcext:value-type="float">
            <text:p>57743</text:p>
          </table:table-cell>
          <table:table-cell office:value-type="float" office:value="34249" calcext:value-type="float">
            <text:p>34249</text:p>
          </table:table-cell>
          <table:table-cell table:number-columns-repeated="8"/>
          <table:table-cell office:value-type="float" office:value="57743" calcext:value-type="float">
            <text:p>57743</text:p>
          </table:table-cell>
          <table:table-cell office:value-type="float" office:value="34249" calcext:value-type="float">
            <text:p>34249</text:p>
          </table:table-cell>
          <table:table-cell table:number-columns-repeated="7"/>
        </table:table-row>
        <table:table-row table:style-name="ro1">
          <table:table-cell office:value-type="float" office:value="50480" calcext:value-type="float">
            <text:p>50480</text:p>
          </table:table-cell>
          <table:table-cell office:value-type="float" office:value="33868" calcext:value-type="float">
            <text:p>33868</text:p>
          </table:table-cell>
          <table:table-cell table:number-columns-repeated="8"/>
          <table:table-cell office:value-type="float" office:value="50480" calcext:value-type="float">
            <text:p>50480</text:p>
          </table:table-cell>
          <table:table-cell office:value-type="float" office:value="33868" calcext:value-type="float">
            <text:p>33868</text:p>
          </table:table-cell>
          <table:table-cell table:number-columns-repeated="7"/>
        </table:table-row>
        <table:table-row table:style-name="ro1">
          <table:table-cell office:value-type="float" office:value="38508" calcext:value-type="float">
            <text:p>38508</text:p>
          </table:table-cell>
          <table:table-cell office:value-type="float" office:value="33301" calcext:value-type="float">
            <text:p>33301</text:p>
          </table:table-cell>
          <table:table-cell table:number-columns-repeated="8"/>
          <table:table-cell office:value-type="float" office:value="38508" calcext:value-type="float">
            <text:p>38508</text:p>
          </table:table-cell>
          <table:table-cell office:value-type="float" office:value="33301" calcext:value-type="float">
            <text:p>33301</text:p>
          </table:table-cell>
          <table:table-cell table:number-columns-repeated="7"/>
        </table:table-row>
        <table:table-row table:style-name="ro1">
          <table:table-cell office:value-type="float" office:value="25177" calcext:value-type="float">
            <text:p>25177</text:p>
          </table:table-cell>
          <table:table-cell office:value-type="float" office:value="33169" calcext:value-type="float">
            <text:p>33169</text:p>
          </table:table-cell>
          <table:table-cell table:number-columns-repeated="8"/>
          <table:table-cell office:value-type="float" office:value="25177" calcext:value-type="float">
            <text:p>25177</text:p>
          </table:table-cell>
          <table:table-cell office:value-type="float" office:value="33169" calcext:value-type="float">
            <text:p>33169</text:p>
          </table:table-cell>
          <table:table-cell table:number-columns-repeated="7"/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float" office:value="33260" calcext:value-type="float">
            <text:p>33260</text:p>
          </table:table-cell>
          <table:table-cell table:number-columns-repeated="8"/>
          <table:table-cell office:value-type="float" office:value="14421" calcext:value-type="float">
            <text:p>14421</text:p>
          </table:table-cell>
          <table:table-cell office:value-type="float" office:value="33260" calcext:value-type="float">
            <text:p>33260</text:p>
          </table:table-cell>
          <table:table-cell table:number-columns-repeated="7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32818" calcext:value-type="float">
            <text:p>32818</text:p>
          </table:table-cell>
          <table:table-cell table:number-columns-repeated="8"/>
          <table:table-cell office:value-type="float" office:value="4959" calcext:value-type="float">
            <text:p>4959</text:p>
          </table:table-cell>
          <table:table-cell office:value-type="float" office:value="32818" calcext:value-type="float">
            <text:p>32818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843" calcext:value-type="float">
            <text:p>32843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32843" calcext:value-type="float">
            <text:p>32843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2827" calcext:value-type="float">
            <text:p>32827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office:value-type="float" office:value="32827" calcext:value-type="float">
            <text:p>32827</text:p>
          </table:table-cell>
          <table:table-cell table:number-columns-repeated="7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32746" calcext:value-type="float">
            <text:p>32746</text:p>
          </table:table-cell>
          <table:table-cell table:number-columns-repeated="8"/>
          <table:table-cell office:value-type="float" office:value="5047" calcext:value-type="float">
            <text:p>5047</text:p>
          </table:table-cell>
          <table:table-cell office:value-type="float" office:value="32746" calcext:value-type="float">
            <text:p>32746</text:p>
          </table:table-cell>
          <table:table-cell table:number-columns-repeated="7"/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float" office:value="33033" calcext:value-type="float">
            <text:p>33033</text:p>
          </table:table-cell>
          <table:table-cell table:number-columns-repeated="8"/>
          <table:table-cell office:value-type="float" office:value="13118" calcext:value-type="float">
            <text:p>13118</text:p>
          </table:table-cell>
          <table:table-cell office:value-type="float" office:value="33033" calcext:value-type="float">
            <text:p>33033</text:p>
          </table:table-cell>
          <table:table-cell table:number-columns-repeated="7"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32699" calcext:value-type="float">
            <text:p>32699</text:p>
          </table:table-cell>
          <table:table-cell table:number-columns-repeated="8"/>
          <table:table-cell office:value-type="float" office:value="25062" calcext:value-type="float">
            <text:p>25062</text:p>
          </table:table-cell>
          <table:table-cell office:value-type="float" office:value="32699" calcext:value-type="float">
            <text:p>32699</text:p>
          </table:table-cell>
          <table:table-cell table:number-columns-repeated="7"/>
        </table:table-row>
        <table:table-row table:style-name="ro1">
          <table:table-cell office:value-type="float" office:value="36599" calcext:value-type="float">
            <text:p>36599</text:p>
          </table:table-cell>
          <table:table-cell office:value-type="float" office:value="33568" calcext:value-type="float">
            <text:p>33568</text:p>
          </table:table-cell>
          <table:table-cell table:number-columns-repeated="8"/>
          <table:table-cell office:value-type="float" office:value="36599" calcext:value-type="float">
            <text:p>36599</text:p>
          </table:table-cell>
          <table:table-cell office:value-type="float" office:value="33568" calcext:value-type="float">
            <text:p>33568</text:p>
          </table:table-cell>
          <table:table-cell table:number-columns-repeated="7"/>
        </table:table-row>
        <table:table-row table:style-name="ro1">
          <table:table-cell office:value-type="float" office:value="49048" calcext:value-type="float">
            <text:p>49048</text:p>
          </table:table-cell>
          <table:table-cell office:value-type="float" office:value="33937" calcext:value-type="float">
            <text:p>33937</text:p>
          </table:table-cell>
          <table:table-cell table:number-columns-repeated="8"/>
          <table:table-cell office:value-type="float" office:value="49048" calcext:value-type="float">
            <text:p>49048</text:p>
          </table:table-cell>
          <table:table-cell office:value-type="float" office:value="33937" calcext:value-type="float">
            <text:p>33937</text:p>
          </table:table-cell>
          <table:table-cell table:number-columns-repeated="7"/>
        </table:table-row>
        <table:table-row table:style-name="ro1">
          <table:table-cell office:value-type="float" office:value="57838" calcext:value-type="float">
            <text:p>57838</text:p>
          </table:table-cell>
          <table:table-cell office:value-type="float" office:value="33961" calcext:value-type="float">
            <text:p>33961</text:p>
          </table:table-cell>
          <table:table-cell table:number-columns-repeated="8"/>
          <table:table-cell office:value-type="float" office:value="57838" calcext:value-type="float">
            <text:p>57838</text:p>
          </table:table-cell>
          <table:table-cell office:value-type="float" office:value="33961" calcext:value-type="float">
            <text:p>33961</text:p>
          </table:table-cell>
          <table:table-cell table:number-columns-repeated="7"/>
        </table:table-row>
        <table:table-row table:style-name="ro1">
          <table:table-cell office:value-type="float" office:value="60397" calcext:value-type="float">
            <text:p>60397</text:p>
          </table:table-cell>
          <table:table-cell office:value-type="float" office:value="33999" calcext:value-type="float">
            <text:p>33999</text:p>
          </table:table-cell>
          <table:table-cell table:number-columns-repeated="8"/>
          <table:table-cell office:value-type="float" office:value="60397" calcext:value-type="float">
            <text:p>60397</text:p>
          </table:table-cell>
          <table:table-cell office:value-type="float" office:value="33999" calcext:value-type="float">
            <text:p>33999</text:p>
          </table:table-cell>
          <table:table-cell table:number-columns-repeated="7"/>
        </table:table-row>
        <table:table-row table:style-name="ro1">
          <table:table-cell office:value-type="float" office:value="60043" calcext:value-type="float">
            <text:p>60043</text:p>
          </table:table-cell>
          <table:table-cell office:value-type="float" office:value="34014" calcext:value-type="float">
            <text:p>34014</text:p>
          </table:table-cell>
          <table:table-cell table:number-columns-repeated="8"/>
          <table:table-cell office:value-type="float" office:value="60043" calcext:value-type="float">
            <text:p>60043</text:p>
          </table:table-cell>
          <table:table-cell office:value-type="float" office:value="34014" calcext:value-type="float">
            <text:p>34014</text:p>
          </table:table-cell>
          <table:table-cell table:number-columns-repeated="7"/>
        </table:table-row>
        <table:table-row table:style-name="ro1">
          <table:table-cell office:value-type="float" office:value="54577" calcext:value-type="float">
            <text:p>54577</text:p>
          </table:table-cell>
          <table:table-cell office:value-type="float" office:value="33957" calcext:value-type="float">
            <text:p>33957</text:p>
          </table:table-cell>
          <table:table-cell table:number-columns-repeated="8"/>
          <table:table-cell office:value-type="float" office:value="54577" calcext:value-type="float">
            <text:p>54577</text:p>
          </table:table-cell>
          <table:table-cell office:value-type="float" office:value="33957" calcext:value-type="float">
            <text:p>33957</text:p>
          </table:table-cell>
          <table:table-cell table:number-columns-repeated="7"/>
        </table:table-row>
        <table:table-row table:style-name="ro1">
          <table:table-cell office:value-type="float" office:value="43894" calcext:value-type="float">
            <text:p>43894</text:p>
          </table:table-cell>
          <table:table-cell office:value-type="float" office:value="34171" calcext:value-type="float">
            <text:p>34171</text:p>
          </table:table-cell>
          <table:table-cell table:number-columns-repeated="8"/>
          <table:table-cell office:value-type="float" office:value="43894" calcext:value-type="float">
            <text:p>43894</text:p>
          </table:table-cell>
          <table:table-cell office:value-type="float" office:value="34171" calcext:value-type="float">
            <text:p>34171</text:p>
          </table:table-cell>
          <table:table-cell table:number-columns-repeated="7"/>
        </table:table-row>
        <table:table-row table:style-name="ro1">
          <table:table-cell office:value-type="float" office:value="32816" calcext:value-type="float">
            <text:p>32816</text:p>
          </table:table-cell>
          <table:table-cell office:value-type="float" office:value="33424" calcext:value-type="float">
            <text:p>33424</text:p>
          </table:table-cell>
          <table:table-cell table:number-columns-repeated="8"/>
          <table:table-cell office:value-type="float" office:value="32816" calcext:value-type="float">
            <text:p>32816</text:p>
          </table:table-cell>
          <table:table-cell office:value-type="float" office:value="33424" calcext:value-type="float">
            <text:p>33424</text:p>
          </table:table-cell>
          <table:table-cell table:number-columns-repeated="7"/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32936" calcext:value-type="float">
            <text:p>32936</text:p>
          </table:table-cell>
          <table:table-cell table:number-columns-repeated="8"/>
          <table:table-cell office:value-type="float" office:value="19520" calcext:value-type="float">
            <text:p>19520</text:p>
          </table:table-cell>
          <table:table-cell office:value-type="float" office:value="32936" calcext:value-type="float">
            <text:p>32936</text:p>
          </table:table-cell>
          <table:table-cell table:number-columns-repeated="7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32862" calcext:value-type="float">
            <text:p>32862</text:p>
          </table:table-cell>
          <table:table-cell table:number-columns-repeated="8"/>
          <table:table-cell office:value-type="float" office:value="8540" calcext:value-type="float">
            <text:p>8540</text:p>
          </table:table-cell>
          <table:table-cell office:value-type="float" office:value="32862" calcext:value-type="float">
            <text:p>32862</text:p>
          </table:table-cell>
          <table:table-cell table:number-columns-repeated="7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32844" calcext:value-type="float">
            <text:p>32844</text:p>
          </table:table-cell>
          <table:table-cell table:number-columns-repeated="8"/>
          <table:table-cell office:value-type="float" office:value="2236" calcext:value-type="float">
            <text:p>2236</text:p>
          </table:table-cell>
          <table:table-cell office:value-type="float" office:value="32844" calcext:value-type="float">
            <text:p>32844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806" calcext:value-type="float">
            <text:p>3280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32806" calcext:value-type="float">
            <text:p>32806</text:p>
          </table:table-cell>
          <table:table-cell table:number-columns-repeated="7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2854" calcext:value-type="float">
            <text:p>32854</text:p>
          </table:table-cell>
          <table:table-cell table:number-columns-repeated="8"/>
          <table:table-cell office:value-type="float" office:value="2293" calcext:value-type="float">
            <text:p>2293</text:p>
          </table:table-cell>
          <table:table-cell office:value-type="float" office:value="32854" calcext:value-type="float">
            <text:p>32854</text:p>
          </table:table-cell>
          <table:table-cell table:number-columns-repeated="7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32830" calcext:value-type="float">
            <text:p>32830</text:p>
          </table:table-cell>
          <table:table-cell table:number-columns-repeated="8"/>
          <table:table-cell office:value-type="float" office:value="8523" calcext:value-type="float">
            <text:p>8523</text:p>
          </table:table-cell>
          <table:table-cell office:value-type="float" office:value="32830" calcext:value-type="float">
            <text:p>32830</text:p>
          </table:table-cell>
          <table:table-cell table:number-columns-repeated="7"/>
        </table:table-row>
        <table:table-row table:style-name="ro1">
          <table:table-cell office:value-type="float" office:value="17816" calcext:value-type="float">
            <text:p>17816</text:p>
          </table:table-cell>
          <table:table-cell office:value-type="float" office:value="33155" calcext:value-type="float">
            <text:p>33155</text:p>
          </table:table-cell>
          <table:table-cell table:number-columns-repeated="8"/>
          <table:table-cell office:value-type="float" office:value="17816" calcext:value-type="float">
            <text:p>17816</text:p>
          </table:table-cell>
          <table:table-cell office:value-type="float" office:value="33155" calcext:value-type="float">
            <text:p>33155</text:p>
          </table:table-cell>
          <table:table-cell table:number-columns-repeated="7"/>
        </table:table-row>
        <table:table-row table:style-name="ro1">
          <table:table-cell office:value-type="float" office:value="30932" calcext:value-type="float">
            <text:p>30932</text:p>
          </table:table-cell>
          <table:table-cell office:value-type="float" office:value="33047" calcext:value-type="float">
            <text:p>33047</text:p>
          </table:table-cell>
          <table:table-cell table:number-columns-repeated="8"/>
          <table:table-cell office:value-type="float" office:value="30932" calcext:value-type="float">
            <text:p>30932</text:p>
          </table:table-cell>
          <table:table-cell office:value-type="float" office:value="33047" calcext:value-type="float">
            <text:p>33047</text:p>
          </table:table-cell>
          <table:table-cell table:number-columns-repeated="7"/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float" office:value="33694" calcext:value-type="float">
            <text:p>33694</text:p>
          </table:table-cell>
          <table:table-cell table:number-columns-repeated="8"/>
          <table:table-cell office:value-type="float" office:value="42212" calcext:value-type="float">
            <text:p>42212</text:p>
          </table:table-cell>
          <table:table-cell office:value-type="float" office:value="33694" calcext:value-type="float">
            <text:p>33694</text:p>
          </table:table-cell>
          <table:table-cell table:number-columns-repeated="7"/>
        </table:table-row>
        <table:table-row table:style-name="ro1">
          <table:table-cell office:value-type="float" office:value="52914" calcext:value-type="float">
            <text:p>52914</text:p>
          </table:table-cell>
          <table:table-cell office:value-type="float" office:value="34151" calcext:value-type="float">
            <text:p>34151</text:p>
          </table:table-cell>
          <table:table-cell table:number-columns-repeated="8"/>
          <table:table-cell office:value-type="float" office:value="52914" calcext:value-type="float">
            <text:p>52914</text:p>
          </table:table-cell>
          <table:table-cell office:value-type="float" office:value="34151" calcext:value-type="float">
            <text:p>34151</text:p>
          </table:table-cell>
          <table:table-cell table:number-columns-repeated="7"/>
        </table:table-row>
        <table:table-row table:style-name="ro1">
          <table:table-cell office:value-type="float" office:value="60127" calcext:value-type="float">
            <text:p>60127</text:p>
          </table:table-cell>
          <table:table-cell office:value-type="float" office:value="34035" calcext:value-type="float">
            <text:p>34035</text:p>
          </table:table-cell>
          <table:table-cell table:number-columns-repeated="8"/>
          <table:table-cell office:value-type="float" office:value="60127" calcext:value-type="float">
            <text:p>60127</text:p>
          </table:table-cell>
          <table:table-cell office:value-type="float" office:value="34035" calcext:value-type="float">
            <text:p>34035</text:p>
          </table:table-cell>
          <table:table-cell table:number-columns-repeated="7"/>
        </table:table-row>
        <table:table-row table:style-name="ro1">
          <table:table-cell office:value-type="float" office:value="60464" calcext:value-type="float">
            <text:p>60464</text:p>
          </table:table-cell>
          <table:table-cell office:value-type="float" office:value="33954" calcext:value-type="float">
            <text:p>33954</text:p>
          </table:table-cell>
          <table:table-cell table:number-columns-repeated="8"/>
          <table:table-cell office:value-type="float" office:value="60464" calcext:value-type="float">
            <text:p>60464</text:p>
          </table:table-cell>
          <table:table-cell office:value-type="float" office:value="33954" calcext:value-type="float">
            <text:p>33954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9" table:number-rows-spanned="1">
            <text:p>Passa baixo</text:p>
          </table:table-cell>
          <table:covered-table-cell table:number-columns-repeated="8"/>
          <table:table-cell/>
          <table:table-cell table:style-name="ce1" office:value-type="string" calcext:value-type="string" table:number-columns-spanned="9" table:number-rows-spanned="1">
            <text:p>Passa alto</text:p>
          </table:table-cell>
          <table:covered-table-cell table:number-columns-repeated="8"/>
        </table:table-row>
        <table:table-row table:style-name="ro1">
          <table:table-cell office:value-type="float" office:value="58864" calcext:value-type="float">
            <text:p>58864</text:p>
          </table:table-cell>
          <table:table-cell office:value-type="float" office:value="33954" calcext:value-type="float">
            <text:p>33954</text:p>
          </table:table-cell>
          <table:table-cell table:number-columns-repeated="8"/>
          <table:table-cell office:value-type="float" office:value="1103" calcext:value-type="float">
            <text:p>1103</text:p>
          </table:table-cell>
          <table:table-cell office:value-type="float" office:value="32823" calcext:value-type="float">
            <text:p>32823</text:p>
          </table:table-cell>
          <table:table-cell table:number-columns-repeated="7"/>
        </table:table-row>
        <table:table-row table:style-name="ro1">
          <table:table-cell office:value-type="float" office:value="60530" calcext:value-type="float">
            <text:p>60530</text:p>
          </table:table-cell>
          <table:table-cell office:value-type="float" office:value="34027" calcext:value-type="float">
            <text:p>34027</text:p>
          </table:table-cell>
          <table:table-cell table:number-columns-repeated="8"/>
          <table:table-cell office:value-type="float" office:value="5975" calcext:value-type="float">
            <text:p>5975</text:p>
          </table:table-cell>
          <table:table-cell office:value-type="float" office:value="32852" calcext:value-type="float">
            <text:p>32852</text:p>
          </table:table-cell>
          <table:table-cell table:number-columns-repeated="7"/>
        </table:table-row>
        <table:table-row table:style-name="ro1">
          <table:table-cell office:value-type="float" office:value="59481" calcext:value-type="float">
            <text:p>59481</text:p>
          </table:table-cell>
          <table:table-cell office:value-type="float" office:value="34038" calcext:value-type="float">
            <text:p>34038</text:p>
          </table:table-cell>
          <table:table-cell table:number-columns-repeated="8"/>
          <table:table-cell office:value-type="float" office:value="14429" calcext:value-type="float">
            <text:p>14429</text:p>
          </table:table-cell>
          <table:table-cell office:value-type="float" office:value="33026" calcext:value-type="float">
            <text:p>33026</text:p>
          </table:table-cell>
          <table:table-cell table:number-columns-repeated="7"/>
        </table:table-row>
        <table:table-row table:style-name="ro1">
          <table:table-cell office:value-type="float" office:value="52023" calcext:value-type="float">
            <text:p>52023</text:p>
          </table:table-cell>
          <table:table-cell office:value-type="float" office:value="33951" calcext:value-type="float">
            <text:p>33951</text:p>
          </table:table-cell>
          <table:table-cell table:number-columns-repeated="8"/>
          <table:table-cell office:value-type="float" office:value="27035" calcext:value-type="float">
            <text:p>27035</text:p>
          </table:table-cell>
          <table:table-cell office:value-type="float" office:value="33155" calcext:value-type="float">
            <text:p>33155</text:p>
          </table:table-cell>
          <table:table-cell table:number-columns-repeated="7"/>
        </table:table-row>
        <table:table-row table:style-name="ro1">
          <table:table-cell office:value-type="float" office:value="42275" calcext:value-type="float">
            <text:p>42275</text:p>
          </table:table-cell>
          <table:table-cell office:value-type="float" office:value="33647" calcext:value-type="float">
            <text:p>33647</text:p>
          </table:table-cell>
          <table:table-cell table:number-columns-repeated="8"/>
          <table:table-cell office:value-type="float" office:value="38579" calcext:value-type="float">
            <text:p>38579</text:p>
          </table:table-cell>
          <table:table-cell office:value-type="float" office:value="33531" calcext:value-type="float">
            <text:p>33531</text:p>
          </table:table-cell>
          <table:table-cell table:number-columns-repeated="7"/>
        </table:table-row>
        <table:table-row table:style-name="ro1">
          <table:table-cell office:value-type="float" office:value="28997" calcext:value-type="float">
            <text:p>28997</text:p>
          </table:table-cell>
          <table:table-cell office:value-type="float" office:value="33407" calcext:value-type="float">
            <text:p>33407</text:p>
          </table:table-cell>
          <table:table-cell table:number-columns-repeated="8"/>
          <table:table-cell office:value-type="float" office:value="50427" calcext:value-type="float">
            <text:p>50427</text:p>
          </table:table-cell>
          <table:table-cell office:value-type="float" office:value="33810" calcext:value-type="float">
            <text:p>33810</text:p>
          </table:table-cell>
          <table:table-cell table:number-columns-repeated="7"/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33216" calcext:value-type="float">
            <text:p>33216</text:p>
          </table:table-cell>
          <table:table-cell table:number-columns-repeated="8"/>
          <table:table-cell office:value-type="float" office:value="57764" calcext:value-type="float">
            <text:p>57764</text:p>
          </table:table-cell>
          <table:table-cell office:value-type="float" office:value="33988" calcext:value-type="float">
            <text:p>33988</text:p>
          </table:table-cell>
          <table:table-cell table:number-columns-repeated="7"/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32887" calcext:value-type="float">
            <text:p>32887</text:p>
          </table:table-cell>
          <table:table-cell table:number-columns-repeated="8"/>
          <table:table-cell office:value-type="float" office:value="60421" calcext:value-type="float">
            <text:p>60421</text:p>
          </table:table-cell>
          <table:table-cell office:value-type="float" office:value="34029" calcext:value-type="float">
            <text:p>34029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2746" calcext:value-type="float">
            <text:p>32746</text:p>
          </table:table-cell>
          <table:table-cell table:number-columns-repeated="8"/>
          <table:table-cell office:value-type="float" office:value="60075" calcext:value-type="float">
            <text:p>60075</text:p>
          </table:table-cell>
          <table:table-cell office:value-type="float" office:value="34024" calcext:value-type="float">
            <text:p>34024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2806" calcext:value-type="float">
            <text:p>32806</text:p>
          </table:table-cell>
          <table:table-cell table:number-columns-repeated="8"/>
          <table:table-cell office:value-type="float" office:value="53224" calcext:value-type="float">
            <text:p>53224</text:p>
          </table:table-cell>
          <table:table-cell office:value-type="float" office:value="33885" calcext:value-type="float">
            <text:p>33885</text:p>
          </table:table-cell>
          <table:table-cell table:number-columns-repeated="7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2835" calcext:value-type="float">
            <text:p>32835</text:p>
          </table:table-cell>
          <table:table-cell table:number-columns-repeated="8"/>
          <table:table-cell office:value-type="float" office:value="42079" calcext:value-type="float">
            <text:p>42079</text:p>
          </table:table-cell>
          <table:table-cell office:value-type="float" office:value="33819" calcext:value-type="float">
            <text:p>33819</text:p>
          </table:table-cell>
          <table:table-cell table:number-columns-repeated="7"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32909" calcext:value-type="float">
            <text:p>32909</text:p>
          </table:table-cell>
          <table:table-cell table:number-columns-repeated="8"/>
          <table:table-cell office:value-type="float" office:value="30855" calcext:value-type="float">
            <text:p>30855</text:p>
          </table:table-cell>
          <table:table-cell office:value-type="float" office:value="33388" calcext:value-type="float">
            <text:p>33388</text:p>
          </table:table-cell>
          <table:table-cell table:number-columns-repeated="7"/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33136" calcext:value-type="float">
            <text:p>33136</text:p>
          </table:table-cell>
          <table:table-cell table:number-columns-repeated="8"/>
          <table:table-cell office:value-type="float" office:value="17686" calcext:value-type="float">
            <text:p>17686</text:p>
          </table:table-cell>
          <table:table-cell office:value-type="float" office:value="33121" calcext:value-type="float">
            <text:p>33121</text:p>
          </table:table-cell>
          <table:table-cell table:number-columns-repeated="7"/>
        </table:table-row>
        <table:table-row table:style-name="ro1">
          <table:table-cell office:value-type="float" office:value="32743" calcext:value-type="float">
            <text:p>32743</text:p>
          </table:table-cell>
          <table:table-cell office:value-type="float" office:value="33463" calcext:value-type="float">
            <text:p>33463</text:p>
          </table:table-cell>
          <table:table-cell table:number-columns-repeated="8"/>
          <table:table-cell office:value-type="float" office:value="8468" calcext:value-type="float">
            <text:p>8468</text:p>
          </table:table-cell>
          <table:table-cell office:value-type="float" office:value="32861" calcext:value-type="float">
            <text:p>32861</text:p>
          </table:table-cell>
          <table:table-cell table:number-columns-repeated="7"/>
        </table:table-row>
        <table:table-row table:style-name="ro1">
          <table:table-cell office:value-type="float" office:value="45761" calcext:value-type="float">
            <text:p>45761</text:p>
          </table:table-cell>
          <table:table-cell office:value-type="float" office:value="33838" calcext:value-type="float">
            <text:p>33838</text:p>
          </table:table-cell>
          <table:table-cell table:number-columns-repeated="8"/>
          <table:table-cell office:value-type="float" office:value="2289" calcext:value-type="float">
            <text:p>2289</text:p>
          </table:table-cell>
          <table:table-cell office:value-type="float" office:value="32778" calcext:value-type="float">
            <text:p>32778</text:p>
          </table:table-cell>
          <table:table-cell table:number-columns-repeated="7"/>
        </table:table-row>
        <table:table-row table:style-name="ro1">
          <table:table-cell office:value-type="float" office:value="54616" calcext:value-type="float">
            <text:p>54616</text:p>
          </table:table-cell>
          <table:table-cell office:value-type="float" office:value="33855" calcext:value-type="float">
            <text:p>33855</text:p>
          </table:table-cell>
          <table:table-cell table:number-columns-repeated="8"/>
          <table:table-cell office:value-type="float" office:value="836" calcext:value-type="float">
            <text:p>836</text:p>
          </table:table-cell>
          <table:table-cell office:value-type="float" office:value="32887" calcext:value-type="float">
            <text:p>32887</text:p>
          </table:table-cell>
          <table:table-cell table:number-columns-repeated="7"/>
        </table:table-row>
        <table:table-row table:style-name="ro1">
          <table:table-cell office:value-type="float" office:value="60549" calcext:value-type="float">
            <text:p>60549</text:p>
          </table:table-cell>
          <table:table-cell office:value-type="float" office:value="34183" calcext:value-type="float">
            <text:p>34183</text:p>
          </table:table-cell>
          <table:table-cell table:number-columns-repeated="8"/>
          <table:table-cell office:value-type="float" office:value="2239" calcext:value-type="float">
            <text:p>2239</text:p>
          </table:table-cell>
          <table:table-cell office:value-type="float" office:value="32846" calcext:value-type="float">
            <text:p>32846</text:p>
          </table:table-cell>
          <table:table-cell table:number-columns-repeated="7"/>
        </table:table-row>
        <table:table-row table:style-name="ro1">
          <table:table-cell office:value-type="float" office:value="60540" calcext:value-type="float">
            <text:p>60540</text:p>
          </table:table-cell>
          <table:table-cell office:value-type="float" office:value="34029" calcext:value-type="float">
            <text:p>34029</text:p>
          </table:table-cell>
          <table:table-cell table:number-columns-repeated="8"/>
          <table:table-cell office:value-type="float" office:value="8472" calcext:value-type="float">
            <text:p>8472</text:p>
          </table:table-cell>
          <table:table-cell office:value-type="float" office:value="32945" calcext:value-type="float">
            <text:p>32945</text:p>
          </table:table-cell>
          <table:table-cell table:number-columns-repeated="7"/>
        </table:table-row>
        <table:table-row table:style-name="ro1">
          <table:table-cell office:value-type="float" office:value="56936" calcext:value-type="float">
            <text:p>56936</text:p>
          </table:table-cell>
          <table:table-cell office:value-type="float" office:value="33914" calcext:value-type="float">
            <text:p>33914</text:p>
          </table:table-cell>
          <table:table-cell table:number-columns-repeated="8"/>
          <table:table-cell office:value-type="float" office:value="19557" calcext:value-type="float">
            <text:p>19557</text:p>
          </table:table-cell>
          <table:table-cell office:value-type="float" office:value="33905" calcext:value-type="float">
            <text:p>33905</text:p>
          </table:table-cell>
          <table:table-cell table:number-columns-repeated="7"/>
        </table:table-row>
        <table:table-row table:style-name="ro1">
          <table:table-cell office:value-type="float" office:value="47405" calcext:value-type="float">
            <text:p>47405</text:p>
          </table:table-cell>
          <table:table-cell office:value-type="float" office:value="33913" calcext:value-type="float">
            <text:p>33913</text:p>
          </table:table-cell>
          <table:table-cell table:number-columns-repeated="8"/>
          <table:table-cell office:value-type="float" office:value="30871" calcext:value-type="float">
            <text:p>30871</text:p>
          </table:table-cell>
          <table:table-cell office:value-type="float" office:value="33324" calcext:value-type="float">
            <text:p>33324</text:p>
          </table:table-cell>
          <table:table-cell table:number-columns-repeated="7"/>
        </table:table-row>
        <table:table-row table:style-name="ro1">
          <table:table-cell office:value-type="float" office:value="36712" calcext:value-type="float">
            <text:p>36712</text:p>
          </table:table-cell>
          <table:table-cell office:value-type="float" office:value="33554" calcext:value-type="float">
            <text:p>33554</text:p>
          </table:table-cell>
          <table:table-cell table:number-columns-repeated="8"/>
          <table:table-cell office:value-type="float" office:value="43948" calcext:value-type="float">
            <text:p>43948</text:p>
          </table:table-cell>
          <table:table-cell office:value-type="float" office:value="33676" calcext:value-type="float">
            <text:p>33676</text:p>
          </table:table-cell>
          <table:table-cell table:number-columns-repeated="7"/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float" office:value="33419" calcext:value-type="float">
            <text:p>33419</text:p>
          </table:table-cell>
          <table:table-cell table:number-columns-repeated="8"/>
          <table:table-cell office:value-type="float" office:value="53263" calcext:value-type="float">
            <text:p>53263</text:p>
          </table:table-cell>
          <table:table-cell office:value-type="float" office:value="33869" calcext:value-type="float">
            <text:p>33869</text:p>
          </table:table-cell>
          <table:table-cell table:number-columns-repeated="7"/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float" office:value="32954" calcext:value-type="float">
            <text:p>32954</text:p>
          </table:table-cell>
          <table:table-cell table:number-columns-repeated="8"/>
          <table:table-cell office:value-type="float" office:value="60013" calcext:value-type="float">
            <text:p>60013</text:p>
          </table:table-cell>
          <table:table-cell office:value-type="float" office:value="33982" calcext:value-type="float">
            <text:p>33982</text:p>
          </table:table-cell>
          <table:table-cell table:number-columns-repeated="7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32784" calcext:value-type="float">
            <text:p>32784</text:p>
          </table:table-cell>
          <table:table-cell table:number-columns-repeated="8"/>
          <table:table-cell office:value-type="float" office:value="60334" calcext:value-type="float">
            <text:p>60334</text:p>
          </table:table-cell>
          <table:table-cell office:value-type="float" office:value="34040" calcext:value-type="float">
            <text:p>34040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2793" calcext:value-type="float">
            <text:p>32793</text:p>
          </table:table-cell>
          <table:table-cell table:number-columns-repeated="8"/>
          <table:table-cell office:value-type="float" office:value="57554" calcext:value-type="float">
            <text:p>57554</text:p>
          </table:table-cell>
          <table:table-cell office:value-type="float" office:value="33918" calcext:value-type="float">
            <text:p>33918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2785" calcext:value-type="float">
            <text:p>32785</text:p>
          </table:table-cell>
          <table:table-cell table:number-columns-repeated="8"/>
          <table:table-cell office:value-type="float" office:value="48954" calcext:value-type="float">
            <text:p>48954</text:p>
          </table:table-cell>
          <table:table-cell office:value-type="float" office:value="34217" calcext:value-type="float">
            <text:p>34217</text:p>
          </table:table-cell>
          <table:table-cell table:number-columns-repeated="7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32907" calcext:value-type="float">
            <text:p>32907</text:p>
          </table:table-cell>
          <table:table-cell table:number-columns-repeated="8"/>
          <table:table-cell office:value-type="float" office:value="38476" calcext:value-type="float">
            <text:p>38476</text:p>
          </table:table-cell>
          <table:table-cell office:value-type="float" office:value="33588" calcext:value-type="float">
            <text:p>33588</text:p>
          </table:table-cell>
          <table:table-cell table:number-columns-repeated="7"/>
        </table:table-row>
        <table:table-row table:style-name="ro1">
          <table:table-cell office:value-type="float" office:value="15857" calcext:value-type="float">
            <text:p>15857</text:p>
          </table:table-cell>
          <table:table-cell office:value-type="float" office:value="33042" calcext:value-type="float">
            <text:p>33042</text:p>
          </table:table-cell>
          <table:table-cell table:number-columns-repeated="8"/>
          <table:table-cell office:value-type="float" office:value="25124" calcext:value-type="float">
            <text:p>25124</text:p>
          </table:table-cell>
          <table:table-cell office:value-type="float" office:value="33320" calcext:value-type="float">
            <text:p>33320</text:p>
          </table:table-cell>
          <table:table-cell table:number-columns-repeated="7"/>
        </table:table-row>
        <table:table-row table:style-name="ro1">
          <table:table-cell office:value-type="float" office:value="27068" calcext:value-type="float">
            <text:p>27068</text:p>
          </table:table-cell>
          <table:table-cell office:value-type="float" office:value="33394" calcext:value-type="float">
            <text:p>33394</text:p>
          </table:table-cell>
          <table:table-cell table:number-columns-repeated="8"/>
          <table:table-cell office:value-type="float" office:value="14471" calcext:value-type="float">
            <text:p>14471</text:p>
          </table:table-cell>
          <table:table-cell office:value-type="float" office:value="33073" calcext:value-type="float">
            <text:p>33073</text:p>
          </table:table-cell>
          <table:table-cell table:number-columns-repeated="7"/>
        </table:table-row>
        <table:table-row table:style-name="ro1">
          <table:table-cell office:value-type="float" office:value="40360" calcext:value-type="float">
            <text:p>40360</text:p>
          </table:table-cell>
          <table:table-cell office:value-type="float" office:value="33498" calcext:value-type="float">
            <text:p>33498</text:p>
          </table:table-cell>
          <table:table-cell table:number-columns-repeated="8"/>
          <table:table-cell office:value-type="float" office:value="4977" calcext:value-type="float">
            <text:p>4977</text:p>
          </table:table-cell>
          <table:table-cell office:value-type="float" office:value="32879" calcext:value-type="float">
            <text:p>32879</text:p>
          </table:table-cell>
          <table:table-cell table:number-columns-repeated="7"/>
        </table:table-row>
        <table:table-row table:style-name="ro1">
          <table:table-cell office:value-type="float" office:value="50594" calcext:value-type="float">
            <text:p>50594</text:p>
          </table:table-cell>
          <table:table-cell office:value-type="float" office:value="33769" calcext:value-type="float">
            <text:p>33769</text:p>
          </table:table-cell>
          <table:table-cell table:number-columns-repeated="8"/>
          <table:table-cell office:value-type="float" office:value="998" calcext:value-type="float">
            <text:p>998</text:p>
          </table:table-cell>
          <table:table-cell office:value-type="float" office:value="32784" calcext:value-type="float">
            <text:p>32784</text:p>
          </table:table-cell>
          <table:table-cell table:number-columns-repeated="7"/>
        </table:table-row>
        <table:table-row table:style-name="ro1">
          <table:table-cell office:value-type="float" office:value="58790" calcext:value-type="float">
            <text:p>58790</text:p>
          </table:table-cell>
          <table:table-cell office:value-type="float" office:value="33969" calcext:value-type="float">
            <text:p>33969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office:value-type="float" office:value="32816" calcext:value-type="float">
            <text:p>32816</text:p>
          </table:table-cell>
          <table:table-cell table:number-columns-repeated="7"/>
        </table:table-row>
        <table:table-row table:style-name="ro1">
          <table:table-cell office:value-type="float" office:value="60574" calcext:value-type="float">
            <text:p>60574</text:p>
          </table:table-cell>
          <table:table-cell office:value-type="float" office:value="34047" calcext:value-type="float">
            <text:p>34047</text:p>
          </table:table-cell>
          <table:table-cell table:number-columns-repeated="8"/>
          <table:table-cell office:value-type="float" office:value="5009" calcext:value-type="float">
            <text:p>5009</text:p>
          </table:table-cell>
          <table:table-cell office:value-type="float" office:value="32879" calcext:value-type="float">
            <text:p>32879</text:p>
          </table:table-cell>
          <table:table-cell table:number-columns-repeated="7"/>
        </table:table-row>
        <table:table-row table:style-name="ro1">
          <table:table-cell office:value-type="float" office:value="59538" calcext:value-type="float">
            <text:p>59538</text:p>
          </table:table-cell>
          <table:table-cell office:value-type="float" office:value="33994" calcext:value-type="float">
            <text:p>33994</text:p>
          </table:table-cell>
          <table:table-cell table:number-columns-repeated="8"/>
          <table:table-cell office:value-type="float" office:value="12775" calcext:value-type="float">
            <text:p>12775</text:p>
          </table:table-cell>
          <table:table-cell office:value-type="float" office:value="32935" calcext:value-type="float">
            <text:p>32935</text:p>
          </table:table-cell>
          <table:table-cell table:number-columns-repeated="7"/>
        </table:table-row>
        <table:table-row table:style-name="ro1">
          <table:table-cell office:value-type="float" office:value="52086" calcext:value-type="float">
            <text:p>52086</text:p>
          </table:table-cell>
          <table:table-cell office:value-type="float" office:value="33814" calcext:value-type="float">
            <text:p>33814</text:p>
          </table:table-cell>
          <table:table-cell table:number-columns-repeated="8"/>
          <table:table-cell office:value-type="float" office:value="25116" calcext:value-type="float">
            <text:p>25116</text:p>
          </table:table-cell>
          <table:table-cell office:value-type="float" office:value="33391" calcext:value-type="float">
            <text:p>33391</text:p>
          </table:table-cell>
          <table:table-cell table:number-columns-repeated="7"/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float" office:value="33673" calcext:value-type="float">
            <text:p>33673</text:p>
          </table:table-cell>
          <table:table-cell table:number-columns-repeated="8"/>
          <table:table-cell office:value-type="float" office:value="36395" calcext:value-type="float">
            <text:p>36395</text:p>
          </table:table-cell>
          <table:table-cell office:value-type="float" office:value="33555" calcext:value-type="float">
            <text:p>33555</text:p>
          </table:table-cell>
          <table:table-cell table:number-columns-repeated="7"/>
        </table:table-row>
        <table:table-row table:style-name="ro1">
          <table:table-cell office:value-type="float" office:value="29065" calcext:value-type="float">
            <text:p>29065</text:p>
          </table:table-cell>
          <table:table-cell office:value-type="float" office:value="33365" calcext:value-type="float">
            <text:p>33365</text:p>
          </table:table-cell>
          <table:table-cell table:number-columns-repeated="8"/>
          <table:table-cell office:value-type="float" office:value="48890" calcext:value-type="float">
            <text:p>48890</text:p>
          </table:table-cell>
          <table:table-cell office:value-type="float" office:value="33879" calcext:value-type="float">
            <text:p>33879</text:p>
          </table:table-cell>
          <table:table-cell table:number-columns-repeated="7"/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33113" calcext:value-type="float">
            <text:p>33113</text:p>
          </table:table-cell>
          <table:table-cell table:number-columns-repeated="8"/>
          <table:table-cell office:value-type="float" office:value="57154" calcext:value-type="float">
            <text:p>57154</text:p>
          </table:table-cell>
          <table:table-cell office:value-type="float" office:value="33967" calcext:value-type="float">
            <text:p>33967</text:p>
          </table:table-cell>
          <table:table-cell table:number-columns-repeated="7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32880" calcext:value-type="float">
            <text:p>32880</text:p>
          </table:table-cell>
          <table:table-cell table:number-columns-repeated="8"/>
          <table:table-cell office:value-type="float" office:value="60536" calcext:value-type="float">
            <text:p>60536</text:p>
          </table:table-cell>
          <table:table-cell office:value-type="float" office:value="33977" calcext:value-type="float">
            <text:p>33977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2822" calcext:value-type="float">
            <text:p>32822</text:p>
          </table:table-cell>
          <table:table-cell table:number-columns-repeated="8"/>
          <table:table-cell office:value-type="float" office:value="60358" calcext:value-type="float">
            <text:p>60358</text:p>
          </table:table-cell>
          <table:table-cell office:value-type="float" office:value="34150" calcext:value-type="float">
            <text:p>3415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2819" calcext:value-type="float">
            <text:p>32819</text:p>
          </table:table-cell>
          <table:table-cell table:number-columns-repeated="8"/>
          <table:table-cell office:value-type="float" office:value="54466" calcext:value-type="float">
            <text:p>54466</text:p>
          </table:table-cell>
          <table:table-cell office:value-type="float" office:value="33883" calcext:value-type="float">
            <text:p>33883</text:p>
          </table:table-cell>
          <table:table-cell table:number-columns-repeated="7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850" calcext:value-type="float">
            <text:p>32850</text:p>
          </table:table-cell>
          <table:table-cell table:number-columns-repeated="8"/>
          <table:table-cell office:value-type="float" office:value="43932" calcext:value-type="float">
            <text:p>43932</text:p>
          </table:table-cell>
          <table:table-cell office:value-type="float" office:value="33505" calcext:value-type="float">
            <text:p>33505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968" calcext:value-type="float">
            <text:p>32968</text:p>
          </table:table-cell>
          <table:table-cell table:number-columns-repeated="8"/>
          <table:table-cell office:value-type="float" office:value="32775" calcext:value-type="float">
            <text:p>32775</text:p>
          </table:table-cell>
          <table:table-cell office:value-type="float" office:value="33514" calcext:value-type="float">
            <text:p>33514</text:p>
          </table:table-cell>
          <table:table-cell table:number-columns-repeated="7"/>
        </table:table-row>
        <table:table-row table:style-name="ro1">
          <table:table-cell office:value-type="float" office:value="21429" calcext:value-type="float">
            <text:p>21429</text:p>
          </table:table-cell>
          <table:table-cell office:value-type="float" office:value="33244" calcext:value-type="float">
            <text:p>33244</text:p>
          </table:table-cell>
          <table:table-cell table:number-columns-repeated="8"/>
          <table:table-cell office:value-type="float" office:value="19511" calcext:value-type="float">
            <text:p>19511</text:p>
          </table:table-cell>
          <table:table-cell office:value-type="float" office:value="33227" calcext:value-type="float">
            <text:p>33227</text:p>
          </table:table-cell>
          <table:table-cell table:number-columns-repeated="7"/>
        </table:table-row>
        <table:table-row table:style-name="ro1">
          <table:table-cell office:value-type="float" office:value="32980" calcext:value-type="float">
            <text:p>32980</text:p>
          </table:table-cell>
          <table:table-cell office:value-type="float" office:value="33453" calcext:value-type="float">
            <text:p>33453</text:p>
          </table:table-cell>
          <table:table-cell table:number-columns-repeated="8"/>
          <table:table-cell office:value-type="float" office:value="9791" calcext:value-type="float">
            <text:p>9791</text:p>
          </table:table-cell>
          <table:table-cell office:value-type="float" office:value="32887" calcext:value-type="float">
            <text:p>32887</text:p>
          </table:table-cell>
          <table:table-cell table:number-columns-repeated="7"/>
        </table:table-row>
        <table:table-row table:style-name="ro1">
          <table:table-cell office:value-type="float" office:value="45782" calcext:value-type="float">
            <text:p>45782</text:p>
          </table:table-cell>
          <table:table-cell office:value-type="float" office:value="33661" calcext:value-type="float">
            <text:p>33661</text:p>
          </table:table-cell>
          <table:table-cell table:number-columns-repeated="8"/>
          <table:table-cell office:value-type="float" office:value="3040" calcext:value-type="float">
            <text:p>3040</text:p>
          </table:table-cell>
          <table:table-cell office:value-type="float" office:value="32817" calcext:value-type="float">
            <text:p>32817</text:p>
          </table:table-cell>
          <table:table-cell table:number-columns-repeated="7"/>
        </table:table-row>
        <table:table-row table:style-name="ro1">
          <table:table-cell office:value-type="float" office:value="54706" calcext:value-type="float">
            <text:p>54706</text:p>
          </table:table-cell>
          <table:table-cell office:value-type="float" office:value="33958" calcext:value-type="float">
            <text:p>33958</text:p>
          </table:table-cell>
          <table:table-cell table:number-columns-repeated="8"/>
          <table:table-cell office:value-type="float" office:value="905" calcext:value-type="float">
            <text:p>905</text:p>
          </table:table-cell>
          <table:table-cell office:value-type="float" office:value="32838" calcext:value-type="float">
            <text:p>32838</text:p>
          </table:table-cell>
          <table:table-cell table:number-columns-repeated="7"/>
        </table:table-row>
        <table:table-row table:style-name="ro1">
          <table:table-cell office:value-type="float" office:value="60466" calcext:value-type="float">
            <text:p>60466</text:p>
          </table:table-cell>
          <table:table-cell office:value-type="float" office:value="33996" calcext:value-type="float">
            <text:p>33996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32786" calcext:value-type="float">
            <text:p>32786</text:p>
          </table:table-cell>
          <table:table-cell table:number-columns-repeated="7"/>
        </table:table-row>
        <table:table-row table:style-name="ro1">
          <table:table-cell office:value-type="float" office:value="60536" calcext:value-type="float">
            <text:p>60536</text:p>
          </table:table-cell>
          <table:table-cell office:value-type="float" office:value="33901" calcext:value-type="float">
            <text:p>33901</text:p>
          </table:table-cell>
          <table:table-cell table:number-columns-repeated="8"/>
          <table:table-cell office:value-type="float" office:value="7261" calcext:value-type="float">
            <text:p>7261</text:p>
          </table:table-cell>
          <table:table-cell office:value-type="float" office:value="32850" calcext:value-type="float">
            <text:p>32850</text:p>
          </table:table-cell>
          <table:table-cell table:number-columns-repeated="7"/>
        </table:table-row>
        <table:table-row table:style-name="ro1">
          <table:table-cell office:value-type="float" office:value="56996" calcext:value-type="float">
            <text:p>56996</text:p>
          </table:table-cell>
          <table:table-cell office:value-type="float" office:value="33965" calcext:value-type="float">
            <text:p>33965</text:p>
          </table:table-cell>
          <table:table-cell table:number-columns-repeated="8"/>
          <table:table-cell office:value-type="float" office:value="18423" calcext:value-type="float">
            <text:p>18423</text:p>
          </table:table-cell>
          <table:table-cell office:value-type="float" office:value="33098" calcext:value-type="float">
            <text:p>33098</text:p>
          </table:table-cell>
          <table:table-cell table:number-columns-repeated="7"/>
        </table:table-row>
        <table:table-row table:style-name="ro1">
          <table:table-cell office:value-type="float" office:value="47409" calcext:value-type="float">
            <text:p>47409</text:p>
          </table:table-cell>
          <table:table-cell office:value-type="float" office:value="33631" calcext:value-type="float">
            <text:p>33631</text:p>
          </table:table-cell>
          <table:table-cell table:number-columns-repeated="8"/>
          <table:table-cell office:value-type="float" office:value="28968" calcext:value-type="float">
            <text:p>28968</text:p>
          </table:table-cell>
          <table:table-cell office:value-type="float" office:value="33315" calcext:value-type="float">
            <text:p>33315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34733" calcext:value-type="float">
            <text:p>34733</text:p>
          </table:table-cell>
          <table:table-cell office:value-type="float" office:value="33347" calcext:value-type="float">
            <text:p>33347</text:p>
          </table:table-cell>
          <table:table-cell table:number-columns-repeated="17"/>
        </table:table-row>
        <table:table-row table:style-name="ro1">
          <table:table-cell office:value-type="float" office:value="54582" calcext:value-type="float">
            <text:p>54582</text:p>
          </table:table-cell>
          <table:table-cell office:value-type="float" office:value="33876" calcext:value-type="float">
            <text:p>33876</text:p>
          </table:table-cell>
          <table:table-cell table:number-columns-repeated="17"/>
        </table:table-row>
        <table:table-row table:style-name="ro1">
          <table:table-cell office:value-type="float" office:value="60372" calcext:value-type="float">
            <text:p>60372</text:p>
          </table:table-cell>
          <table:table-cell office:value-type="float" office:value="34083" calcext:value-type="float">
            <text:p>34083</text:p>
          </table:table-cell>
          <table:table-cell table:number-columns-repeated="17"/>
        </table:table-row>
        <table:table-row table:style-name="ro1">
          <table:table-cell office:value-type="float" office:value="48897" calcext:value-type="float">
            <text:p>48897</text:p>
          </table:table-cell>
          <table:table-cell office:value-type="float" office:value="33782" calcext:value-type="float">
            <text:p>33782</text:p>
          </table:table-cell>
          <table:table-cell table:number-columns-repeated="17"/>
        </table:table-row>
        <table:table-row table:style-name="ro1">
          <table:table-cell office:value-type="float" office:value="25141" calcext:value-type="float">
            <text:p>25141</text:p>
          </table:table-cell>
          <table:table-cell office:value-type="float" office:value="33188" calcext:value-type="float">
            <text:p>33188</text:p>
          </table:table-cell>
          <table:table-cell table:number-columns-repeated="17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32824" calcext:value-type="float">
            <text:p>32824</text:p>
          </table:table-cell>
          <table:table-cell table:number-columns-repeated="1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830" calcext:value-type="float">
            <text:p>32830</text:p>
          </table:table-cell>
          <table:table-cell table:number-columns-repeated="17"/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float" office:value="32987" calcext:value-type="float">
            <text:p>32987</text:p>
          </table:table-cell>
          <table:table-cell table:number-columns-repeated="17"/>
        </table:table-row>
        <table:table-row table:style-name="ro1">
          <table:table-cell office:value-type="float" office:value="38466" calcext:value-type="float">
            <text:p>38466</text:p>
          </table:table-cell>
          <table:table-cell office:value-type="float" office:value="33560" calcext:value-type="float">
            <text:p>33560</text:p>
          </table:table-cell>
          <table:table-cell table:number-columns-repeated="17"/>
        </table:table-row>
        <table:table-row table:style-name="ro1">
          <table:table-cell office:value-type="float" office:value="57812" calcext:value-type="float">
            <text:p>57812</text:p>
          </table:table-cell>
          <table:table-cell office:value-type="float" office:value="33982" calcext:value-type="float">
            <text:p>33982</text:p>
          </table:table-cell>
          <table:table-cell table:number-columns-repeated="17"/>
        </table:table-row>
        <table:table-row table:style-name="ro1">
          <table:table-cell office:value-type="float" office:value="59425" calcext:value-type="float">
            <text:p>59425</text:p>
          </table:table-cell>
          <table:table-cell office:value-type="float" office:value="33936" calcext:value-type="float">
            <text:p>33936</text:p>
          </table:table-cell>
          <table:table-cell table:number-columns-repeated="17"/>
        </table:table-row>
        <table:table-row table:style-name="ro1">
          <table:table-cell office:value-type="float" office:value="42168" calcext:value-type="float">
            <text:p>42168</text:p>
          </table:table-cell>
          <table:table-cell office:value-type="float" office:value="33729" calcext:value-type="float">
            <text:p>33729</text:p>
          </table:table-cell>
          <table:table-cell table:number-columns-repeated="17"/>
        </table:table-row>
        <table:table-row table:style-name="ro1">
          <table:table-cell office:value-type="float" office:value="17788" calcext:value-type="float">
            <text:p>17788</text:p>
          </table:table-cell>
          <table:table-cell office:value-type="float" office:value="33131" calcext:value-type="float">
            <text:p>33131</text:p>
          </table:table-cell>
          <table:table-cell table:number-columns-repeated="1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2800" calcext:value-type="float">
            <text:p>32800</text:p>
          </table:table-cell>
          <table:table-cell table:number-columns-repeated="17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32816" calcext:value-type="float">
            <text:p>32816</text:p>
          </table:table-cell>
          <table:table-cell table:number-columns-repeated="17"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33367" calcext:value-type="float">
            <text:p>33367</text:p>
          </table:table-cell>
          <table:table-cell table:number-columns-repeated="17"/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float" office:value="33827" calcext:value-type="float">
            <text:p>33827</text:p>
          </table:table-cell>
          <table:table-cell table:number-columns-repeated="17"/>
        </table:table-row>
        <table:table-row table:style-name="ro1">
          <table:table-cell office:value-type="float" office:value="60783" calcext:value-type="float">
            <text:p>60783</text:p>
          </table:table-cell>
          <table:table-cell office:value-type="float" office:value="34067" calcext:value-type="float">
            <text:p>34067</text:p>
          </table:table-cell>
          <table:table-cell table:number-columns-repeated="17"/>
        </table:table-row>
        <table:table-row table:style-name="ro1">
          <table:table-cell office:value-type="float" office:value="56821" calcext:value-type="float">
            <text:p>56821</text:p>
          </table:table-cell>
          <table:table-cell office:value-type="float" office:value="33906" calcext:value-type="float">
            <text:p>33906</text:p>
          </table:table-cell>
          <table:table-cell table:number-columns-repeated="17"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float" office:value="33567" calcext:value-type="float">
            <text:p>33567</text:p>
          </table:table-cell>
          <table:table-cell table:number-columns-repeated="17"/>
        </table:table-row>
        <table:table-row table:style-name="ro1">
          <table:table-cell office:value-type="float" office:value="12788" calcext:value-type="float">
            <text:p>12788</text:p>
          </table:table-cell>
          <table:table-cell office:value-type="float" office:value="32995" calcext:value-type="float">
            <text:p>32995</text:p>
          </table:table-cell>
          <table:table-cell table:number-columns-repeated="1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2748" calcext:value-type="float">
            <text:p>32748</text:p>
          </table:table-cell>
          <table:table-cell table:number-columns-repeated="17"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33270" calcext:value-type="float">
            <text:p>33270</text:p>
          </table:table-cell>
          <table:table-cell table:number-columns-repeated="17"/>
        </table:table-row>
        <table:table-row table:style-name="ro1">
          <table:table-cell office:value-type="float" office:value="26921" calcext:value-type="float">
            <text:p>26921</text:p>
          </table:table-cell>
          <table:table-cell office:value-type="float" office:value="33323" calcext:value-type="float">
            <text:p>33323</text:p>
          </table:table-cell>
          <table:table-cell table:number-columns-repeated="17"/>
        </table:table-row>
        <table:table-row table:style-name="ro1">
          <table:table-cell office:value-type="float" office:value="50402" calcext:value-type="float">
            <text:p>50402</text:p>
          </table:table-cell>
          <table:table-cell office:value-type="float" office:value="33767" calcext:value-type="float">
            <text:p>33767</text:p>
          </table:table-cell>
          <table:table-cell table:number-columns-repeated="17"/>
        </table:table-row>
        <table:table-row table:style-name="ro1">
          <table:table-cell office:value-type="float" office:value="60465" calcext:value-type="float">
            <text:p>60465</text:p>
          </table:table-cell>
          <table:table-cell office:value-type="float" office:value="33984" calcext:value-type="float">
            <text:p>33984</text:p>
          </table:table-cell>
          <table:table-cell table:number-columns-repeated="17"/>
        </table:table-row>
        <table:table-row table:style-name="ro1">
          <table:table-cell office:value-type="float" office:value="53282" calcext:value-type="float">
            <text:p>53282</text:p>
          </table:table-cell>
          <table:table-cell office:value-type="float" office:value="33884" calcext:value-type="float">
            <text:p>33884</text:p>
          </table:table-cell>
          <table:table-cell table:number-columns-repeated="17"/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float" office:value="33382" calcext:value-type="float">
            <text:p>33382</text:p>
          </table:table-cell>
          <table:table-cell table:number-columns-repeated="17"/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33289" calcext:value-type="float">
            <text:p>33289</text:p>
          </table:table-cell>
          <table:table-cell table:number-columns-repeated="1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2731" calcext:value-type="float">
            <text:p>32731</text:p>
          </table:table-cell>
          <table:table-cell table:number-columns-repeated="17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32937" calcext:value-type="float">
            <text:p>32937</text:p>
          </table:table-cell>
          <table:table-cell table:number-columns-repeated="17"/>
        </table:table-row>
        <table:table-row table:style-name="ro1">
          <table:table-cell office:value-type="float" office:value="30795" calcext:value-type="float">
            <text:p>30795</text:p>
          </table:table-cell>
          <table:table-cell office:value-type="float" office:value="33394" calcext:value-type="float">
            <text:p>33394</text:p>
          </table:table-cell>
          <table:table-cell table:number-columns-repeated="17"/>
        </table:table-row>
        <table:table-row table:style-name="ro1">
          <table:table-cell office:value-type="float" office:value="53232" calcext:value-type="float">
            <text:p>53232</text:p>
          </table:table-cell>
          <table:table-cell office:value-type="float" office:value="33774" calcext:value-type="float">
            <text:p>33774</text:p>
          </table:table-cell>
          <table:table-cell table:number-columns-repeated="17"/>
        </table:table-row>
        <table:table-row table:style-name="ro1">
          <table:table-cell office:value-type="float" office:value="60380" calcext:value-type="float">
            <text:p>60380</text:p>
          </table:table-cell>
          <table:table-cell office:value-type="float" office:value="34006" calcext:value-type="float">
            <text:p>34006</text:p>
          </table:table-cell>
          <table:table-cell table:number-columns-repeated="17"/>
        </table:table-row>
        <table:table-row table:style-name="ro1">
          <table:table-cell office:value-type="float" office:value="50506" calcext:value-type="float">
            <text:p>50506</text:p>
          </table:table-cell>
          <table:table-cell office:value-type="float" office:value="33825" calcext:value-type="float">
            <text:p>33825</text:p>
          </table:table-cell>
          <table:table-cell table:number-columns-repeated="17"/>
        </table:table-row>
        <table:table-row table:style-name="ro1">
          <table:table-cell office:value-type="float" office:value="27017" calcext:value-type="float">
            <text:p>27017</text:p>
          </table:table-cell>
          <table:table-cell office:value-type="float" office:value="33274" calcext:value-type="float">
            <text:p>33274</text:p>
          </table:table-cell>
          <table:table-cell table:number-columns-repeated="17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32906" calcext:value-type="float">
            <text:p>32906</text:p>
          </table:table-cell>
          <table:table-cell table:number-columns-repeated="1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2788" calcext:value-type="float">
            <text:p>32788</text:p>
          </table:table-cell>
          <table:table-cell table:number-columns-repeated="17"/>
        </table:table-row>
        <table:table-row table:style-name="ro1">
          <table:table-cell office:value-type="float" office:value="12862" calcext:value-type="float">
            <text:p>12862</text:p>
          </table:table-cell>
          <table:table-cell office:value-type="float" office:value="33035" calcext:value-type="float">
            <text:p>33035</text:p>
          </table:table-cell>
          <table:table-cell table:number-columns-repeated="17"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33546" calcext:value-type="float">
            <text:p>33546</text:p>
          </table:table-cell>
          <table:table-cell table:number-columns-repeated="17"/>
        </table:table-row>
        <table:table-row table:style-name="ro1">
          <table:table-cell office:value-type="float" office:value="56790" calcext:value-type="float">
            <text:p>56790</text:p>
          </table:table-cell>
          <table:table-cell office:value-type="float" office:value="33949" calcext:value-type="float">
            <text:p>33949</text:p>
          </table:table-cell>
          <table:table-cell table:number-columns-repeated="17"/>
        </table:table-row>
        <table:table-row table:style-name="ro1">
          <table:table-cell office:value-type="float" office:value="60473" calcext:value-type="float">
            <text:p>60473</text:p>
          </table:table-cell>
          <table:table-cell office:value-type="float" office:value="34034" calcext:value-type="float">
            <text:p>34034</text:p>
          </table:table-cell>
          <table:table-cell table:number-columns-repeated="17"/>
        </table:table-row>
        <table:table-row table:style-name="ro1">
          <table:table-cell office:value-type="float" office:value="45614" calcext:value-type="float">
            <text:p>45614</text:p>
          </table:table-cell>
          <table:table-cell office:value-type="float" office:value="33650" calcext:value-type="float">
            <text:p>33650</text:p>
          </table:table-cell>
          <table:table-cell table:number-columns-repeated="17"/>
        </table:table-row>
        <table:table-row table:style-name="ro1">
          <table:table-cell office:value-type="float" office:value="19605" calcext:value-type="float">
            <text:p>19605</text:p>
          </table:table-cell>
          <table:table-cell office:value-type="float" office:value="33068" calcext:value-type="float">
            <text:p>33068</text:p>
          </table:table-cell>
          <table:table-cell table:number-columns-repeated="17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2671" calcext:value-type="float">
            <text:p>32671</text:p>
          </table:table-cell>
          <table:table-cell table:number-columns-repeated="17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2828" calcext:value-type="float">
            <text:p>32828</text:p>
          </table:table-cell>
          <table:table-cell table:number-columns-repeated="17"/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33164" calcext:value-type="float">
            <text:p>33164</text:p>
          </table:table-cell>
          <table:table-cell table:number-columns-repeated="17"/>
        </table:table-row>
        <table:table-row table:style-name="ro1">
          <table:table-cell office:value-type="float" office:value="42160" calcext:value-type="float">
            <text:p>42160</text:p>
          </table:table-cell>
          <table:table-cell office:value-type="float" office:value="33650" calcext:value-type="float">
            <text:p>33650</text:p>
          </table:table-cell>
          <table:table-cell table:number-columns-repeated="17"/>
        </table:table-row>
        <table:table-row table:style-name="ro1">
          <table:table-cell office:value-type="float" office:value="60025" calcext:value-type="float">
            <text:p>60025</text:p>
          </table:table-cell>
          <table:table-cell office:value-type="float" office:value="34026" calcext:value-type="float">
            <text:p>34026</text:p>
          </table:table-cell>
          <table:table-cell table:number-columns-repeated="17"/>
        </table:table-row>
        <table:table-row table:style-name="ro1">
          <table:table-cell office:value-type="float" office:value="57822" calcext:value-type="float">
            <text:p>57822</text:p>
          </table:table-cell>
          <table:table-cell office:value-type="float" office:value="34311" calcext:value-type="float">
            <text:p>34311</text:p>
          </table:table-cell>
          <table:table-cell table:number-columns-repeated="17"/>
        </table:table-row>
        <table:table-row table:style-name="ro1">
          <table:table-cell office:value-type="float" office:value="38506" calcext:value-type="float">
            <text:p>38506</text:p>
          </table:table-cell>
          <table:table-cell office:value-type="float" office:value="33713" calcext:value-type="float">
            <text:p>3371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0:40:57.919278407</meta:creation-date>
    <dc:date>2022-06-14T11:31:14.182729982</dc:date>
    <meta:editing-duration>PT9M35S</meta:editing-duration>
    <meta:editing-cycles>1</meta:editing-cycles>
    <meta:document-statistic meta:table-count="2" meta:cell-count="512" meta:object-count="10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1:Sheet1.A51" svg:x="0.319cm" svg:y="0.18cm" svg:width="12.508cm" svg:height="8.646cm">
          <chartooo:coordinate-region svg:x="1.496cm" svg:y="0.379cm" svg:width="11.331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19">
                <text:p>38519</text:p>
                <draw:g>
                  <svg:desc>Sheet1.A1:Sheet1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06">
                <text:p>5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430">
                <text:p>60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08">
                <text:p>6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94">
                <text:p>53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939">
                <text:p>30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12">
                <text:p>1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62">
                <text:p>8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66">
                <text:p>43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48">
                <text:p>53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81">
                <text:p>60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71">
                <text:p>60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743">
                <text:p>57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80">
                <text:p>50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08">
                <text:p>38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21">
                <text:p>14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18">
                <text:p>13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62">
                <text:p>25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99">
                <text:p>36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048">
                <text:p>49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38">
                <text:p>5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397">
                <text:p>6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43">
                <text:p>60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577">
                <text:p>54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894">
                <text:p>43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12">
                <text:p>42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14">
                <text:p>52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27">
                <text:p>60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464">
                <text:p>6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06:Sheet1.B156" svg:x="0.32cm" svg:y="0.18cm" svg:width="12.508cm" svg:height="8.64cm">
          <chartooo:coordinate-region svg:x="1.497cm" svg:y="0.18cm" svg:width="11.331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6:Sheet1.B156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47">
                <text:p>33347</text:p>
                <draw:g>
                  <svg:desc>Sheet1.B106:Sheet1.B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76">
                <text:p>33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83">
                <text:p>3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782">
                <text:p>33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88">
                <text:p>3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824">
                <text:p>32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987">
                <text:p>32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60">
                <text:p>33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982">
                <text:p>3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36">
                <text:p>33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29">
                <text:p>33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31">
                <text:p>33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00">
                <text:p>32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67">
                <text:p>33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27">
                <text:p>33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67">
                <text:p>34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06">
                <text:p>33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567">
                <text:p>33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95">
                <text:p>32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748">
                <text:p>327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70">
                <text:p>33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67">
                <text:p>33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84">
                <text:p>33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884">
                <text:p>33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82">
                <text:p>33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289">
                <text:p>33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31">
                <text:p>32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937">
                <text:p>3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94">
                <text:p>33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774">
                <text:p>33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6">
                <text:p>34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825">
                <text:p>33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74">
                <text:p>33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906">
                <text:p>32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88">
                <text:p>32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035">
                <text:p>33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46">
                <text:p>335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49">
                <text:p>33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034">
                <text:p>34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50">
                <text:p>336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068">
                <text:p>33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828">
                <text:p>32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164">
                <text:p>33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50">
                <text:p>336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26">
                <text:p>34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311">
                <text:p>34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713">
                <text:p>337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B1:Sheet1.B51" svg:x="0.319cm" svg:y="0.18cm" svg:width="15.36cm" svg:height="8.645cm">
          <chartooo:coordinate-region svg:x="1.496cm" svg:y="0.38cm" svg:width="14.044cm" svg:height="7.65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51" chart:class="chart:line">
            <chart:data-point chart:repeated="5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32">
                <text:p>33632</text:p>
                <draw:g>
                  <svg:desc>Sheet1.B1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53">
                <text:p>34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63">
                <text:p>33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24">
                <text:p>3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46">
                <text:p>34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17">
                <text:p>34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59">
                <text:p>33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36">
                <text:p>33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12">
                <text:p>32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11">
                <text:p>32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56">
                <text:p>33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35">
                <text:p>33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53">
                <text:p>34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6">
                <text:p>34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49">
                <text:p>34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68">
                <text:p>33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01">
                <text:p>33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69">
                <text:p>33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18">
                <text:p>32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843">
                <text:p>32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27">
                <text:p>32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46">
                <text:p>32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033">
                <text:p>33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68">
                <text:p>33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37">
                <text:p>33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61">
                <text:p>33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99">
                <text:p>33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14">
                <text:p>34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57">
                <text:p>33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171">
                <text:p>34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44">
                <text:p>32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806">
                <text:p>3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54">
                <text:p>32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55">
                <text:p>33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47">
                <text:p>33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94">
                <text:p>33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151">
                <text:p>34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035">
                <text:p>34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954">
                <text:p>33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K1:Sheet1.K51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5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19">
                <text:p>38519</text:p>
                <draw:g>
                  <svg:desc>Sheet1.K1:Sheet1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06">
                <text:p>5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430">
                <text:p>60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08">
                <text:p>6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94">
                <text:p>53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939">
                <text:p>30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12">
                <text:p>1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62">
                <text:p>8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66">
                <text:p>43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48">
                <text:p>53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81">
                <text:p>60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71">
                <text:p>60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743">
                <text:p>57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80">
                <text:p>50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08">
                <text:p>38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21">
                <text:p>14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18">
                <text:p>13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62">
                <text:p>25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99">
                <text:p>36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048">
                <text:p>49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38">
                <text:p>5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397">
                <text:p>6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43">
                <text:p>60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577">
                <text:p>54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894">
                <text:p>43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12">
                <text:p>42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14">
                <text:p>52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27">
                <text:p>60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464">
                <text:p>604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4.203cm" style:legend-expansion="high" chart:style-name="ch2"/>
        <chart:plot-area chart:style-name="ch3" table:cell-range-address="Sheet1.L1:Sheet1.L51" svg:x="0.319cm" svg:y="0.18cm" svg:width="12.561cm" svg:height="8.645cm">
          <chartooo:coordinate-region svg:x="1.496cm" svg:y="0.18cm" svg:width="11.384cm" svg:height="7.8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1:Sheet1.L5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32">
                <text:p>33632</text:p>
                <draw:g>
                  <svg:desc>Sheet1.L1:Sheet1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53">
                <text:p>34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63">
                <text:p>33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24">
                <text:p>3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46">
                <text:p>34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17">
                <text:p>34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59">
                <text:p>33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36">
                <text:p>33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12">
                <text:p>32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11">
                <text:p>32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56">
                <text:p>33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35">
                <text:p>33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53">
                <text:p>34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6">
                <text:p>34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49">
                <text:p>34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68">
                <text:p>33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01">
                <text:p>33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69">
                <text:p>33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18">
                <text:p>32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843">
                <text:p>32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27">
                <text:p>32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46">
                <text:p>32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033">
                <text:p>33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68">
                <text:p>33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37">
                <text:p>33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61">
                <text:p>33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99">
                <text:p>33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14">
                <text:p>34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57">
                <text:p>33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171">
                <text:p>34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44">
                <text:p>32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806">
                <text:p>3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54">
                <text:p>32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55">
                <text:p>33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47">
                <text:p>33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94">
                <text:p>33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151">
                <text:p>34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035">
                <text:p>34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954">
                <text:p>339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54:Sheet1.A104" svg:x="0.319cm" svg:y="0.18cm" svg:width="12.508cm" svg:height="8.646cm">
          <chartooo:coordinate-region svg:x="1.496cm" svg:y="0.379cm" svg:width="11.331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4:Sheet1.A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864">
                <text:p>58864</text:p>
                <draw:g>
                  <svg:desc>Sheet1.A54:Sheet1.A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530">
                <text:p>60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481">
                <text:p>59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023">
                <text:p>52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275">
                <text:p>42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97">
                <text:p>28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43">
                <text:p>3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761">
                <text:p>45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616">
                <text:p>54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549">
                <text:p>60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540">
                <text:p>605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936">
                <text:p>56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405">
                <text:p>47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712">
                <text:p>36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83">
                <text:p>13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57">
                <text:p>1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68">
                <text:p>27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360">
                <text:p>40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594">
                <text:p>50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790">
                <text:p>587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574">
                <text:p>60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538">
                <text:p>59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086">
                <text:p>52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230">
                <text:p>42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65">
                <text:p>29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910">
                <text:p>179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429">
                <text:p>21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980">
                <text:p>32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782">
                <text:p>45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706">
                <text:p>5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466">
                <text:p>60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536">
                <text:p>60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996">
                <text:p>56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409">
                <text:p>474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B54:Sheet1.B104" svg:x="0.319cm" svg:y="0.18cm" svg:width="12.508cm" svg:height="8.645cm">
          <chartooo:coordinate-region svg:x="1.496cm" svg:y="0.379cm" svg:width="11.331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4:Sheet1.B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954">
                <text:p>33954</text:p>
                <draw:g>
                  <svg:desc>Sheet1.B54:Sheet1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27">
                <text:p>34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38">
                <text:p>34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1">
                <text:p>3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647">
                <text:p>33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07">
                <text:p>33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216">
                <text:p>33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46">
                <text:p>32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806">
                <text:p>32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35">
                <text:p>32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09">
                <text:p>3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36">
                <text:p>3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63">
                <text:p>3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38">
                <text:p>33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855">
                <text:p>33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83">
                <text:p>34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29">
                <text:p>34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13">
                <text:p>33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419">
                <text:p>33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54">
                <text:p>32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93">
                <text:p>32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85">
                <text:p>32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907">
                <text:p>32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42">
                <text:p>33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94">
                <text:p>33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98">
                <text:p>33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69">
                <text:p>33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969">
                <text:p>33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47">
                <text:p>34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94">
                <text:p>33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814">
                <text:p>33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73">
                <text:p>33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65">
                <text:p>33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113">
                <text:p>33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80">
                <text:p>328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822">
                <text:p>32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19">
                <text:p>328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968">
                <text:p>32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453">
                <text:p>33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661">
                <text:p>336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958">
                <text:p>33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96">
                <text:p>33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965">
                <text:p>33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31">
                <text:p>336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K54:Sheet1.K104" svg:x="0.319cm" svg:y="0.18cm" svg:width="12.508cm" svg:height="8.646cm">
          <chartooo:coordinate-region svg:x="1.496cm" svg:y="0.379cm" svg:width="11.331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54:Sheet1.K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3">
                <text:p>1103</text:p>
                <draw:g>
                  <svg:desc>Sheet1.K54:Sheet1.K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29">
                <text:p>14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35">
                <text:p>27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579">
                <text:p>3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27">
                <text:p>50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764">
                <text:p>57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421">
                <text:p>60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75">
                <text:p>60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24">
                <text:p>53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79">
                <text:p>42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86">
                <text:p>17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57">
                <text:p>19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71">
                <text:p>30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48">
                <text:p>43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3">
                <text:p>53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13">
                <text:p>60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334">
                <text:p>60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54">
                <text:p>57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954">
                <text:p>48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76">
                <text:p>38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124">
                <text:p>25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71">
                <text:p>14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75">
                <text:p>12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395">
                <text:p>36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154">
                <text:p>57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536">
                <text:p>60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358">
                <text:p>60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66">
                <text:p>54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2">
                <text:p>43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75">
                <text:p>32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11">
                <text:p>19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423">
                <text:p>18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68">
                <text:p>289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Sheet1.L54:Sheet1.L104" svg:x="0.32cm" svg:y="0.18cm" svg:width="12.561cm" svg:height="8.64cm">
          <chartooo:coordinate-region svg:x="1.497cm" svg:y="0.379cm" svg:width="11.38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54:Sheet1.L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23">
                <text:p>32823</text:p>
                <draw:g>
                  <svg:desc>Sheet1.L54:Sheet1.L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52">
                <text:p>32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55">
                <text:p>33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31">
                <text:p>33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10">
                <text:p>338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988">
                <text:p>3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29">
                <text:p>34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24">
                <text:p>34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85">
                <text:p>33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819">
                <text:p>33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21">
                <text:p>33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61">
                <text:p>32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78">
                <text:p>32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46">
                <text:p>3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945">
                <text:p>32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05">
                <text:p>33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24">
                <text:p>3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76">
                <text:p>33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69">
                <text:p>3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982">
                <text:p>33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40">
                <text:p>340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918">
                <text:p>33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17">
                <text:p>34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588">
                <text:p>33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20">
                <text:p>33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73">
                <text:p>33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79">
                <text:p>328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79">
                <text:p>32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935">
                <text:p>32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91">
                <text:p>33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55">
                <text:p>3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879">
                <text:p>33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967">
                <text:p>339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77">
                <text:p>33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150">
                <text:p>34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883">
                <text:p>33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514">
                <text:p>33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227">
                <text:p>33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817">
                <text:p>32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838">
                <text:p>32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786">
                <text:p>32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098">
                <text:p>33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315">
                <text:p>333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06:Sheet1.A156" svg:x="0.32cm" svg:y="0.18cm" svg:width="12.508cm" svg:height="8.64cm">
          <chartooo:coordinate-region svg:x="1.497cm" svg:y="0.18cm" svg:width="11.331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06:Sheet1.A156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33">
                <text:p>34733</text:p>
                <draw:g>
                  <svg:desc>Sheet1.A106:Sheet1.A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582">
                <text:p>54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72">
                <text:p>60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97">
                <text:p>48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41">
                <text:p>25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61">
                <text:p>14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66">
                <text:p>38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12">
                <text:p>57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425">
                <text:p>59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89">
                <text:p>21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16">
                <text:p>45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783">
                <text:p>60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21">
                <text:p>56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664">
                <text:p>36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88">
                <text:p>12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921">
                <text:p>26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02">
                <text:p>50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465">
                <text:p>60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82">
                <text:p>53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43">
                <text:p>28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1">
                <text:p>7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795">
                <text:p>30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32">
                <text:p>5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380">
                <text:p>60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506">
                <text:p>50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666">
                <text:p>3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790">
                <text:p>567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473">
                <text:p>60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14">
                <text:p>45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20">
                <text:p>177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160">
                <text:p>421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25">
                <text:p>60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22">
                <text:p>578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506">
                <text:p>385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